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48pt" fo:font-style="normal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stem Architecture</text:p>
      <text:p text:style-name="P1"/>
      <text:p text:style-name="P1">Processor Specifications:</text:p>
      <text:p text:style-name="P2"/>
      <text:p text:style-name="P3">ST Microelectronics STM32L151ZDT6 Low-Power ARM Processor.</text:p>
      <text:p text:style-name="P3"/>
      <text:p text:style-name="P3">Key Features:</text:p>
      <text:p text:style-name="P3"><text:tab/>32 MHz @ 238 uA/MHz</text:p>
      <text:p text:style-name="P3"><text:tab/>382 KB ECC Flash</text:p>
      <text:p text:style-name="P3"><text:tab/>48 KB ECC SRAM</text:p>
      <text:p text:style-name="P3"><text:tab/>12 KB ECC EEPROM</text:p>
      <text:p text:style-name="P3"><text:tab/>LQFP144</text:p>
      <text:p text:style-name="P3"/>
      <text:p text:style-name="P1">Operating System:</text:p>
      <text:p text:style-name="P1"/>
      <text:p text:style-name="P4">ChibiOS/RT 2.4.3 RTOS</text:p>
      <text:p text:style-name="P4"/>
      <text:p text:style-name="P4">Key Features:</text:p>
      <text:p text:style-name="P4"><text:tab/>1.2-5.5 KiB Kernel Size</text:p>
      <text:p text:style-name="P4"><text:tab/>preemptive scheduling, round-robin for like priorities</text:p>
      <text:p text:style-name="P4"><text:tab/>128 priority levels</text:p>
      <text:p text:style-name="P4"><text:tab/>mutexes, semaphores, events, message queues</text:p>
      <text:p text:style-name="P4"><text:tab/>thread-safe heap</text:p>
      <text:p text:style-name="P4"><text:tab/>hardware abstraction layer with STM32L1 su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48:26</meta:creation-date>
    <dc:date>2013-01-08T13:56:12</dc:date>
    <meta:editing-duration>P0D</meta:editing-duration>
    <meta:editing-cycles>1</meta:editing-cycles>
    <meta:document-statistic meta:table-count="0" meta:image-count="0" meta:object-count="0" meta:page-count="1" meta:paragraph-count="18" meta:word-count="63" meta:character-count="451" meta:non-whitespace-character-count="395"/>
    <meta:generator>LibreOffice/3.5$Linux_X86_64 LibreOffice_project/350m1$Build-2</meta:generator>
  </office:meta>
</office:document-meta>
</file>